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2.794cm" svg:height="1.016cm" svg:x="4.048cm" svg:y="13.192cm">
          <text:p text:style-name="P1">Stag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2.794cm" svg:height="1.016cm" svg:x="9.854cm" svg:y="13.192cm">
          <text:p text:style-name="P1">Stag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-1.154cm" svg:x1="5.445cm" svg:y1="13.192cm" svg:x2="11.251cm" svg:y2="13.192cm" draw:start-shape="id1" draw:start-glue-point="0" draw:end-shape="id2" draw:end-glue-point="0" svg:d="m5445 13192c0-2482 5806-2482 5806 0">
          <text:p/>
        </draw:connector>
        <draw:connector draw:style-name="gr2" draw:text-style-name="P1" draw:layer="layout" draw:type="curve" draw:line-skew="1.025cm" svg:x1="11.251cm" svg:y1="14.208cm" svg:x2="5.445cm" svg:y2="14.208cm" draw:start-shape="id2" draw:start-glue-point="2" draw:end-shape="id1" svg:d="m11251 14208c0 2290-5806 2290-5806 0">
          <text:p/>
        </draw:connector>
        <draw:connector draw:style-name="gr2" draw:text-style-name="P1" draw:layer="layout" draw:type="curve" draw:line-skew="-0.387cm 0.169cm 0.355cm" svg:x1="11.251cm" svg:y1="13.192cm" svg:x2="11.251cm" svg:y2="14.208cm" draw:start-shape="id2" draw:start-glue-point="0" draw:end-shape="id2" draw:end-glue-point="2" svg:d="m11251 13192c0-1332 2068-888 2068 492s-2068 1809-2068 524">
          <text:p/>
        </draw:connector>
        <draw:connector draw:style-name="gr2" draw:text-style-name="P1" draw:layer="layout" draw:type="curve" draw:line-skew="0.516cm -4.058cm -0.387cm" svg:x1="5.445cm" svg:y1="14.208cm" svg:x2="5.445cm" svg:y2="13.192cm" draw:start-shape="id1" draw:start-glue-point="2" draw:end-shape="id1" draw:end-glue-point="0" svg:d="m5445 14208c0 1527-2159 1018-2159-443s2159-1905 2159-573">
          <text:p/>
        </draw:connector>
        <draw:frame draw:style-name="gr3" draw:layer="layout" svg:width="1.778cm" svg:height="0.962cm" svg:x="7.527cm" svg:y="10.344cm">
          <draw:text-box>
            <text:p>DEL</text:p>
          </draw:text-box>
        </draw:frame>
        <draw:frame draw:style-name="gr3" draw:layer="layout" svg:width="1.905cm" svg:height="0.962cm" svg:x="7.464cm" svg:y="15.986cm">
          <draw:text-box>
            <text:p>ADD</text:p>
          </draw:text-box>
        </draw:frame>
        <draw:frame draw:style-name="gr3" draw:layer="layout" svg:width="1.778cm" svg:height="0.962cm" svg:x="13.319cm" svg:y="13.192cm">
          <draw:text-box>
            <text:p>DEL</text:p>
          </draw:text-box>
        </draw:frame>
        <draw:frame draw:style-name="gr3" draw:layer="layout" svg:width="1.905cm" svg:height="0.962cm" svg:x="1.508cm" svg:y="13.246cm">
          <draw:text-box>
            <text:p>ADD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ster </meta:initial-creator>
    <meta:creation-date>2012-04-10T11:29:47</meta:creation-date>
    <dc:date>2012-04-10T11:33:07</dc:date>
    <dc:creator>jester </dc:creator>
    <meta:editing-duration>PT3M21S</meta:editing-duration>
    <meta:editing-cycles>8</meta:editing-cycles>
    <meta:generator>LibreOffice/3.4$Linux LibreOffice_project/340m1$Build-402</meta:generator>
    <meta:document-statistic meta:object-count="10"/>
  </office:meta>
</office:document-meta>
</file>